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5e4f" officeooo:paragraph-rsid="005d6676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647b" officeooo:paragraph-rsid="004c647b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647b" officeooo:paragraph-rsid="0050d1e4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647b" officeooo:paragraph-rsid="005136f6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647b" officeooo:paragraph-rsid="0050d1e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36f6" officeooo:paragraph-rsid="005136f6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7316" officeooo:paragraph-rsid="005136f6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7316" officeooo:paragraph-rsid="004d731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b536" officeooo:paragraph-rsid="004d731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aa43e" officeooo:paragraph-rsid="005aa43e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136f6" officeooo:paragraph-rsid="005136f6" style:font-size-asian="12pt" style:font-weight-asian="normal" style:font-name-complex="DejaVu Sans Condensed2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647b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5136f6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d7316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5136f6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0d1e4" officeooo:paragraph-rsid="0050d1e4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d7316" officeooo:paragraph-rsid="004d7316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5eea0" style:font-weight-asian="normal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49dcaa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4bb536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4c647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4d7316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69e0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50d1e4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569e0a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4c647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9dca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59ac24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5ef692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fcc69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5136f6" style:font-size-asian="12pt" style:font-weight-asian="normal" style:font-name-complex="DejaVu Sans Condensed2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5355ed" style:font-size-asian="12pt" style:font-weight-asian="normal" style:font-name-complex="DejaVu Sans Condensed2" style:font-size-complex="12pt" style:font-weight-complex="normal"/>
    </style:style>
    <style:style style:name="T21" style:family="text">
      <style:text-properties officeooo:rsid="004d7316"/>
    </style:style>
    <style:style style:name="T22" style:family="text">
      <style:text-properties officeooo:rsid="0050d1e4"/>
    </style:style>
    <style:style style:name="T23" style:family="text">
      <style:text-properties officeooo:rsid="0051af2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50d1e4" style:font-weight-asian="bold" style:font-weight-complex="bold"/>
    </style:style>
    <style:style style:name="T26" style:family="text">
      <style:text-properties fo:font-weight="bold" officeooo:rsid="004c647b" style:font-weight-asian="bold" style:font-weight-complex="bold"/>
    </style:style>
    <style:style style:name="T27" style:family="text">
      <style:text-properties fo:font-weight="bold" officeooo:rsid="005136f6" style:font-weight-asian="bold" style:font-weight-complex="bold"/>
    </style:style>
    <style:style style:name="T28" style:family="text">
      <style:text-properties officeooo:rsid="0057e6ad"/>
    </style:style>
    <style:style style:name="T29" style:family="text">
      <style:text-properties officeooo:rsid="005aa43e"/>
    </style:style>
    <style:style style:name="T30" style:family="text">
      <style:text-properties officeooo:rsid="005bdfc1"/>
    </style:style>
    <style:style style:name="T31" style:family="text">
      <style:text-properties officeooo:rsid="005d6676"/>
    </style:style>
    <style:style style:name="T32" style:family="text">
      <style:text-properties officeooo:rsid="005802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2</text:span><text:span text:style-name="T17">0</text:span><text:span text:style-name="T16">2</text:span><text:span text:style-name="T10"> - </text:span><text:span text:style-name="T18">Ground - </text:span><text:span text:style-name="T11">Cold Start - </text:span><text:span text:style-name="T12">RIO</text:span></text:p>
      <text:p text:style-name="P3"/>
      <text:p text:style-name="P4">Cold Start Checklist <text:span text:style-name="T22">for RIO -- </text:span><text:span text:style-name="T30">WIP, needs verification and more steps</text:span><text:span text:style-name="T31"> </text:span><text:span text:style-name="T32">(Auto Start is as fast or faster)</text:span></text:p>
      <text:list xml:id="list2632942292" text:style-name="L1">
        <text:list-item>
          <text:p text:style-name="P6">Wait for <text:span text:style-name="T24">ground power and air supply on</text:span>.</text:p>
        </text:list-item>
        <text:list-item>
          <text:p text:style-name="P17"><text:span text:style-name="T13">OXYGEN</text:span><text:span text:style-name="T4"> switch ... O</text:span><text:span text:style-name="T8">N (forward)</text:span><text:span text:style-name="T4"> (left </text:span><text:span text:style-name="T8">console extreme rear</text:span><text:span text:style-name="T4">)</text:span></text:p>
        </text:list-item>
        <text:list-item>
          <text:p text:style-name="P6"><text:span text:style-name="T24">WCS</text:span> ... <text:span text:style-name="T24">Standby</text:span> (switch on center console, right of <text:span text:style-name="T23">HCU </text:span>stick)</text:p>
        </text:list-item>
      </text:list>
      <text:list xml:id="list4116658002" text:style-name="L2">
        <text:list-item>
          <text:list>
            <text:list-item>
              <text:p text:style-name="P9">Takes about 40 seconds for the displays to turn on.</text:p>
            </text:list-item>
          </text:list>
        </text:list-item>
      </text:list>
      <text:list xml:id="list105722939871183" text:continue-list="list2632942292" text:style-name="L1">
        <text:list-item>
          <text:p text:style-name="P7"><text:span text:style-name="T24">Data link</text:span> ... <text:span text:style-name="T24">On</text:span> (right console forward outboard)</text:p>
        </text:list-item>
        <text:list-item>
          <text:p text:style-name="P21"><text:span text:style-name="T14">D</text:span><text:span text:style-name="T9">ata link MODE</text:span><text:span text:style-name="T3"> switch ... </text:span><text:span text:style-name="T9">CAINS/WAYPT</text:span><text:span text:style-name="T3"> (not sure if only for carrier, or on ground also) (right console forward)</text:span></text:p>
        </text:list-item>
        <text:list-item>
          <text:p text:style-name="P6"><text:span text:style-name="T24">Align INS</text:span>:</text:p>
          <text:list>
            <text:list-item>
              <text:p text:style-name="P10">If on ground:</text:p>
              <text:list>
                <text:list-item>
                  <text:p text:style-name="P8"><text:span text:style-name="T21">TID </text:span><text:span text:style-name="T24">NAV MODE</text:span> knob ... <text:span text:style-name="T24">GND</text:span> (above left of TID display)</text:p>
                </text:list-item>
                <text:list-item>
                  <text:p text:style-name="P8">Enter Lat/Long <text:span text:style-name="T21">and altitude</text:span>:</text:p>
                  <text:list>
                    <text:list-item>
                      <text:p text:style-name="P8">Starting lat/long is on kneeboard page.</text:p>
                    </text:list-item>
                    <text:list-item>
                      <text:p text:style-name="P18"><text:span text:style-name="T6">On </text:span><text:span text:style-name="T14">KEYBOARD</text:span><text:span text:style-name="T6"> to left of seat, press </text:span><text:span text:style-name="T14">CLEAR</text:span><text:span text:style-name="T6">, </text:span><text:span text:style-name="T14">1</text:span><text:span text:style-name="T6"> for latitude, </text:span><text:span text:style-name="T14">N+E</text:span><text:span text:style-name="T6"> once for North, then latitude in </text:span><text:span text:style-name="T14">DD MM S</text:span><text:span text:style-name="T6"> format. <text:s/>Verify value </text:span><text:span text:style-name="T7">at</text:span><text:span text:style-name="T6"> top of TID, then press </text:span><text:span text:style-name="T14">ENTER</text:span><text:span text:style-name="T6"> on KEYBOARD.</text:span></text:p>
                    </text:list-item>
                    <text:list-item>
                      <text:p text:style-name="P11">Press <text:span text:style-name="T24">6</text:span> for longitude, <text:span text:style-name="T24">N+E</text:span> once for East, then longitude in <text:span text:style-name="T24">DD MM S</text:span> format. <text:s/>Verify value a<text:span text:style-name="T28">t </text:span>top of TID, then press <text:span text:style-name="T24">ENTER</text:span> on KEYBOARD.</text:p>
                    </text:list-item>
                    <text:list-item>
                      <text:p text:style-name="P11">Press <text:span text:style-name="T24">4</text:span> for altitude, enter current altitude in <text:span text:style-name="T24">ft</text:span>, verify value at top of TID, then press <text:span text:style-name="T24">ENTER</text:span>.</text:p>
                    </text:list-item>
                  </text:list>
                </text:list-item>
              </text:list>
            </text:list-item>
            <text:list-item>
              <text:p text:style-name="P10">If on carrier:</text:p>
              <text:list>
                <text:list-item>
                  <text:p text:style-name="P7"><text:span text:style-name="T21">TID </text:span><text:span text:style-name="T24">NAV MODE</text:span> knob ... <text:span text:style-name="T25">CVA</text:span><text:span text:style-name="T22"> </text:span>(above left of TID display)</text:p>
                </text:list-item>
              </text:list>
            </text:list-item>
            <text:list-item>
              <text:p text:style-name="P10">If you have stored alignment, TID will say <text:span text:style-name="T24">ASH</text:span> <text:span text:style-name="T29">(Automatic Stored Heading)</text:span>, and KEYBOARD panel will have arrow next to <text:span text:style-name="T24">STORED HDG ALIGN</text:span> when CATEGORY knob is set to <text:span text:style-name="T24">NAV</text:span>. <text:s/>Alignment is much faster (~2 mins) with stored alignment, but <text:span text:style-name="T24">all steps above must still be followed</text:span>.</text:p>
            </text:list-item>
            <text:list-item>
              <text:p text:style-name="P10">While waiting for alignment to complete, continue with the checklist.</text:p>
            </text:list-item>
          </text:list>
        </text:list-item>
      </text:list>
      <text:list xml:id="list2079796218" text:style-name="L3">
        <text:list-item>
          <text:list>
            <text:list-item>
              <text:p text:style-name="P20"><text:span text:style-name="T19">Caret on top moves from left to right as INS aligns, takes about 7 minutes on ground, 9 minutes on carrier, 2 minutes if </text:span><text:span text:style-name="T20">using stored alignment</text:span><text:span text:style-name="T19">.</text:span></text:p>
            </text:list-item>
            <text:list-item>
              <text:p text:style-name="P15">Number on left is tenths of minutes that the alignment has been running (e.g. 5 minutes = 50)</text:p>
            </text:list-item>
            <text:list-item>
              <text:p text:style-name="P15">First tick mark is Coarse Alignment Complete, and aircraft can be flown, but Sparrow and Phoenix will only work in boresight modes.</text:p>
            </text:list-item>
            <text:list-item>
              <text:p text:style-name="P15">Second tick mark is Alert Launch Criteria, and allows Sparrow and Phoenix non-boresight modes. <text:s/>Caret becomes a diamond at this tick.</text:p>
            </text:list-item>
            <text:list-item>
              <text:p text:style-name="P16">Third tick mark is Fine Alignment Complete, and indicates full accuracy alignment. <text:s/>Caret becomes a dotted diamond at this tick.</text:p>
            </text:list-item>
          </text:list>
        </text:list-item>
      </text:list>
      <text:list xml:id="list105723870987308" text:continue-list="list105722939871183" text:style-name="L1">
        <text:list-item>
          <text:p text:style-name="P13"><text:span text:style-name="T24">TACAN</text:span> ... <text:span text:style-name="T24">T/R</text:span> (left console)</text:p>
        </text:list-item>
        <text:list-item>
          <text:p text:style-name="P12"><text:span text:style-name="T24">Radio</text:span> ... <text:span text:style-name="T24">T/R+G</text:span> (left console)</text:p>
        </text:list-item>
        <text:list-item>
          <text:p text:style-name="P14">Liquid Cooling Switch ... ON (left console rear outboard)</text:p>
        </text:list-item>
        <text:list-item>
          <text:p text:style-name="P12">Set <text:span text:style-name="T24">armament panel</text:span> switches to <text:span text:style-name="T24">SAFE</text:span> (down) <text:span text:style-name="T28">(front left panel)</text:span></text:p>
        </text:list-item>
        <text:list-item>
          <text:p text:style-name="P19"><text:span text:style-name="T15">Backup ADI</text:span><text:span text:style-name="T4"> ... </text:span><text:span text:style-name="T15">Uncage</text:span><text:span text:style-name="T4"> (left click knob) (</text:span><text:span text:style-name="T7">left</text:span><text:span text:style-name="T4"> </text:span><text:span text:style-name="T5">side of instrument panel</text:span><text:span text:style-name="T4">)</text:span></text:p>
        </text:list-item>
        <text:list-item>
          <text:p text:style-name="P22"><text:span text:style-name="T15">R</text:span><text:span text:style-name="T9">WR</text:span><text:span text:style-name="T3"> receiver ... </text:span><text:span text:style-name="T9">On</text:span><text:span text:style-name="T3"> (right console forward)</text:span></text:p>
        </text:list-item>
        <text:list-item>
          <text:p text:style-name="P12"><text:span text:style-name="T24">DECM</text:span> ... <text:span text:style-name="T24">STBY</text:span> (right console forward)</text:p>
        </text:list-item>
        <text:list-item>
          <text:p text:style-name="P12"><text:span text:style-name="T24">IFF</text:span> ... <text:span text:style-name="T24">On</text:span> (right console middle outboard)</text:p>
        </text:list-item>
        <text:list-item>
          <text:p text:style-name="P12"><text:span text:style-name="T22">When </text:span><text:span text:style-name="T25">INS alignment complete</text:span><text:span text:style-name="T22">: </text:span>TID <text:span text:style-name="T24">NAV MODE</text:span> knob ... <text:span text:style-name="T24">INS</text:span></text:p>
        </text:list-item>
        <text:list-item>
          <text:p text:style-name="P11"><text:span text:style-name="T26">D</text:span><text:span text:style-name="T25">ata link MODE</text:span><text:span text:style-name="T22"> switch ... </text:span><text:span text:style-name="T27">TAC</text:span><text:span text:style-name="T22"> (right console forward)</text:span></text:p>
        </text:list-item>
      </text:list>
      <text:p text:style-name="P1"/>
      <text:p text:style-name="P2"><text:span text:style-name="T1">Proceed with rest of preflight checklist </text:span><text:span text:style-name="T2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 fo:text-align="center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24M6S</meta:editing-duration>
    <meta:editing-cycles>67</meta:editing-cycles>
    <meta:generator>LibreOffice/7.0.3.1$Windows_X86_64 LibreOffice_project/d7547858d014d4cf69878db179d326fc3483e082</meta:generator>
    <dc:date>2022-04-21T10:57:22.750000000</dc:date>
    <meta:document-statistic meta:table-count="0" meta:image-count="0" meta:object-count="0" meta:page-count="1" meta:paragraph-count="36" meta:word-count="496" meta:character-count="2682" meta:non-whitespace-character-count="2250"/>
  </office:meta>
</office:document-meta>
</file>